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Dyslexic1" svg:font-family="OpenDyslexic" style:font-adornments="Italique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OpenDyslexic" svg:font-family="OpenDyslexic" style:font-adornments="Normal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rsid="001cb9a2" officeooo:paragraph-rsid="001cb9a2"/>
    </style:style>
    <style:style style:name="P2" style:family="paragraph" style:parent-style-name="Heading_20_1">
      <style:text-properties style:font-name="OpenDyslexic1" officeooo:rsid="001bef56" officeooo:paragraph-rsid="001bef56" style:font-name-asian="OpenDyslexic1" style:font-name-complex="OpenDyslexic1"/>
    </style:style>
    <style:style style:name="P3" style:family="paragraph" style:parent-style-name="Text_20_body" style:list-style-name="L1">
      <style:text-properties officeooo:rsid="001e79ab" officeooo:paragraph-rsid="001e79ab"/>
    </style:style>
    <style:style style:name="P4" style:family="paragraph" style:parent-style-name="Text_20_body" style:list-style-name="L1">
      <style:text-properties officeooo:rsid="001cb9a2" officeooo:paragraph-rsid="001e79ab"/>
    </style:style>
    <style:style style:name="P5" style:family="paragraph" style:parent-style-name="Text_20_body" style:list-style-name="L1">
      <style:text-properties officeooo:paragraph-rsid="001e79ab"/>
    </style:style>
    <style:style style:name="P6" style:family="paragraph" style:parent-style-name="Text_20_body">
      <style:text-properties officeooo:rsid="002018c2" officeooo:paragraph-rsid="002018c2"/>
    </style:style>
    <style:style style:name="T1" style:family="text">
      <style:text-properties officeooo:rsid="001c66c5"/>
    </style:style>
    <style:style style:name="T2" style:family="text">
      <style:text-properties officeooo:rsid="001e79a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e79ab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hapitre 2 : <text:span text:style-name="T1">La démonstration</text:span></text:h>
      <text:p text:style-name="P1">[Figure de la fiche]</text:p>
      <text:list xml:id="list8660362269433968456" text:style-name="L1">
        <text:list-item>
          <text:p text:style-name="P4">Si un quadrilatère est un parallélogramme, alors ses côtés sont parallèles et de même longueur.</text:p>
        </text:list-item>
        <text:list-item>
          <text:p text:style-name="P4">Si un quadrilatère a ses diagonales qui se coupent en leur milieu, alors c'est un parallélogramme.</text:p>
        </text:list-item>
        <text:list-item>
          <text:p text:style-name="P4">Si un quadrilatère est un parallélogramme, alors ses côtés sont parallèles et de même longueur.</text:p>
        </text:list-item>
        <text:list-item>
          <text:p text:style-name="P3">Si 2 droites sont parallèles à une même troisième alors elles sont parallèles entre elles.</text:p>
        </text:list-item>
        <text:list-item>
          <text:p text:style-name="P5"><text:span text:style-name="T2">Si un quadrilatère (non croisé) a </text:span><text:span text:style-name="T4">deux</text:span><text:span text:style-name="T2"> côtés opposés parallèles et de même longueur alors c'est un parallèlogramme.</text:span></text:p>
        </text:list-item>
      </text:list>
      <text:p text:style-name="P6">Et on a démontré que EFCD est un parallélogramme. YOLO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Dyslexic1" svg:font-family="OpenDyslexic" style:font-adornments="Italique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OpenDyslexic" svg:font-family="OpenDyslexic" style:font-adornments="Normal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OpenDyslexic" fo:font-family="OpenDyslexic" style:font-style-name="Normal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style:graphic-properties draw:fill="none" draw:fill-color="#ccffff" draw:fill-image-width="0cm" draw:fill-image-height="0cm"/>
      <style:paragraph-properties fo:margin-left="0cm" fo:margin-right="0cm" fo:line-height="100%" fo:text-indent="0cm" style:auto-text-indent="false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style:graphic-properties draw:fill="none" draw:fill-color="#ccffff" draw:fill-image-width="0cm" draw:fill-image-height="0cm"/>
      <style:paragraph-properties style:page-number="auto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5-09-29T11:41:15.586937601</dc:date>
    <meta:editing-duration>PT1H56M29S</meta:editing-duration>
    <meta:editing-cycles>24</meta:editing-cycles>
    <meta:generator>LibreOffice/5.0.1.2.0$Linux_X86_64 LibreOffice_project/00m0$Build-2</meta:generator>
    <meta:document-statistic meta:table-count="0" meta:image-count="0" meta:object-count="0" meta:page-count="1" meta:paragraph-count="8" meta:word-count="104" meta:character-count="613" meta:non-whitespace-character-count="522"/>
  </office:meta>
</office:document-meta>
</file>